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ff3333" draw:fill="none" draw:fill-color="#ffffff" fo:min-height="0.381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6666ff" draw:marker-start="Arrow" draw:marker-start-width="0.3cm" draw:textarea-vertical-align="middle"/>
    </style:style>
    <style:style style:name="gr10" style:family="graphic" style:parent-style-name="objectwithoutfill">
      <style:graphic-properties svg:stroke-color="#6666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4" style:family="graphic" style:parent-style-name="standard">
      <style:graphic-properties svg:stroke-color="#ff6600" draw:marker-start="Arrow" draw:marker-start-width="0.3cm" draw:textarea-vertical-align="middle"/>
    </style:style>
    <style:style style:name="gr15" style:family="graphic" style:parent-style-name="objectwithoutfill">
      <style:graphic-properties svg:stroke-color="#ff6600" draw:fill="none" draw:textarea-vertical-align="middle"/>
    </style:style>
    <style:style style:name="gr1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objectwithoutfill">
      <style:graphic-properties svg:stroke-color="#993366" draw:fill="none" draw:textarea-vertical-align="middle"/>
    </style:style>
    <style:style style:name="gr19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01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4" style:family="graphic" style:parent-style-name="objectwithoutfill">
      <style:graphic-properties svg:stroke-color="#9900ff" draw:marker-end="Arrow" draw:marker-end-width="0.3cm" draw:fill="none" draw:fill-color="#ffffff" draw:textarea-vertical-align="middle"/>
    </style:style>
    <style:style style:name="gr25" style:family="graphic" style:parent-style-name="standard">
      <style:graphic-properties svg:stroke-color="#000000" draw:fill="none" draw:fill-color="#00ccff" draw:textarea-horizontal-align="justify" draw:textarea-vertical-align="middle" draw:auto-grow-height="false"/>
    </style:style>
    <style:style style:name="gr26" style:family="graphic" style:parent-style-name="objectwithoutfill">
      <style:graphic-properties svg:stroke-color="#9900ff" draw:marker-end="Arrow" draw:marker-end-width="0.3cm" draw:fill="none" draw:fill-color="#00ccff" draw:textarea-vertical-align="middle"/>
    </style:style>
    <style:style style:name="gr27" style:family="graphic" style:parent-style-name="standard">
      <style:graphic-properties svg:stroke-color="#66ffff" draw:marker-start="Arrow" draw:marker-start-width="0.3cm" draw:marker-end="Arrow" draw:marker-end-width="0.3cm" draw:fill="none" draw:fill-color="#00ccff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912cm"/>
    </style:style>
    <style:style style:name="gr29" style:family="graphic" style:parent-style-name="standard">
      <style:graphic-properties draw:stroke="none" svg:stroke-color="#000000" draw:fill="none" draw:fill-color="#ffffff" fo:min-height="1.143cm"/>
    </style:style>
    <style:style style:name="gr30" style:family="graphic" style:parent-style-name="standard">
      <style:graphic-properties svg:stroke-color="#000000" draw:fill="none" draw:fill-color="#00ccff" draw:textarea-horizontal-align="justify" draw:textarea-vertical-align="middle" draw:auto-grow-height="false"/>
    </style:style>
    <style:style style:name="gr31" style:family="graphic" style:parent-style-name="objectwithoutfill">
      <style:graphic-properties svg:stroke-color="#66ffff" draw:marker-end="Arrow" draw:marker-end-width="0.3cm" draw:fill="none" draw:fill-color="#00ccff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2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2.27cm" svg:y="3.54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27cm" svg:x="9.89cm" svg:y="3.54cm">
          <text:p text:style-name="P1">rejec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1cm" svg:y1="4.175cm" svg:x2="6.08cm" svg:y2="4.175cm">
          <text:p/>
        </draw:line>
        <draw:custom-shape draw:style-name="gr1" draw:text-style-name="P2" draw:layer="layout" svg:width="2.54cm" svg:height="1.27cm" svg:x="6.08cm" svg:y="3.54cm">
          <text:p text:style-name="P1"><text:span text:style-name="T1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8.62cm" svg:y1="4.175cm" svg:x2="9.89cm" svg:y2="4.175cm">
          <text:p/>
        </draw:line>
        <draw:frame draw:style-name="gr4" draw:text-style-name="P3" draw:layer="layout" svg:width="1.27cm" svg:height="0.806cm" svg:x="8.521cm" svg:y="3.451cm">
          <draw:text-box>
            <text:p><text:span text:style-name="T2">no</text:span></text:p>
          </draw:text-box>
        </draw:frame>
        <draw:custom-shape draw:style-name="gr1" draw:text-style-name="P2" draw:layer="layout" svg:width="2.54cm" svg:height="1.27cm" svg:x="6.08cm" svg:y="6.08cm">
          <text:p text:style-name="P1"><text:span text:style-name="T1">typ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1" draw:layer="layout" svg:x1="7.35cm" svg:y1="4.81cm" svg:x2="7.35cm" svg:y2="6.08cm">
          <text:p/>
        </draw:line>
        <draw:frame draw:style-name="gr6" draw:text-style-name="P3" draw:layer="layout" svg:width="1.397cm" svg:height="0.806cm" svg:x="7.19cm" svg:y="4.865cm">
          <draw:text-box>
            <text:p><text:span text:style-name="T2">yes</text:span></text:p>
          </draw:text-box>
        </draw:frame>
        <draw:line draw:style-name="gr7" draw:text-style-name="P1" draw:layer="layout" svg:x1="11.16cm" svg:y1="3.54cm" svg:x2="11.16cm" svg:y2="2.27cm">
          <text:p/>
        </draw:line>
        <draw:line draw:style-name="gr7" draw:text-style-name="P1" draw:layer="layout" svg:x1="4.175cm" svg:y1="2.27cm" svg:x2="11.16cm" svg:y2="2.27cm">
          <text:p/>
        </draw:line>
        <draw:line draw:style-name="gr3" draw:text-style-name="P1" draw:layer="layout" svg:x1="4.186cm" svg:y1="2.27cm" svg:x2="4.186cm" svg:y2="3.54cm">
          <text:p/>
        </draw:line>
        <draw:custom-shape draw:style-name="gr8" draw:text-style-name="P1" draw:layer="layout" svg:width="5.08cm" svg:height="13.335cm" svg:x="3.54cm" svg:y="7.98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4.81cm" svg:y="8.62cm">
          <text:p text:style-name="P1"><text:span text:style-name="T1">service</text:span></text:p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4.81cm" svg:y="12.43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4.81cm" svg:y="13.7cm">
          <text:p text:style-name="P1"><text:span text:style-name="T1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4.81cm" svg:y="14.97cm">
          <text:p text:style-name="P1"><text:span text:style-name="T1">check-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4.81cm" svg:y="16.24cm">
          <text:p text:style-name="P1"><text:span text:style-name="T1">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4.81cm" svg:y="11.16cm">
          <text:p text:style-name="P1"><text:span text:style-name="T1">op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1" draw:layer="layout" svg:x1="4.81cm" svg:y1="13.065cm" svg:x2="4.048cm" svg:y2="13.065cm">
          <text:p/>
        </draw:line>
        <draw:line draw:style-name="gr9" draw:text-style-name="P1" draw:layer="layout" svg:x1="4.81cm" svg:y1="14.335cm" svg:x2="4.048cm" svg:y2="14.335cm">
          <text:p/>
        </draw:line>
        <draw:line draw:style-name="gr9" draw:text-style-name="P1" draw:layer="layout" svg:x1="4.81cm" svg:y1="15.605cm" svg:x2="4.048cm" svg:y2="15.605cm">
          <text:p/>
        </draw:line>
        <draw:line draw:style-name="gr9" draw:text-style-name="P1" draw:layer="layout" svg:x1="4.81cm" svg:y1="16.875cm" svg:x2="4.048cm" svg:y2="16.875cm">
          <text:p/>
        </draw:line>
        <draw:line draw:style-name="gr10" draw:text-style-name="P1" draw:layer="layout" svg:x1="4.048cm" svg:y1="16.875cm" svg:x2="4.048cm" svg:y2="11.795cm">
          <text:p/>
        </draw:line>
        <draw:line draw:style-name="gr10" draw:text-style-name="P1" draw:layer="layout" svg:x1="4.81cm" svg:y1="11.795cm" svg:x2="4.048cm" svg:y2="11.795cm">
          <text:p/>
        </draw:line>
        <draw:frame draw:style-name="gr11" draw:text-style-name="P4" draw:layer="layout" svg:width="3.048cm" svg:height="1.139cm" draw:transform="rotate (1.5707963267949) translate (3.61cm 11.127cm)">
          <draw:text-box>
            <text:p><text:span text:style-name="T1">customer</text:span></text:p>
          </draw:text-box>
        </draw:frame>
        <draw:line draw:style-name="gr12" draw:text-style-name="P1" draw:layer="layout" svg:x1="6.08cm" svg:y1="9.89cm" svg:x2="6.08cm" svg:y2="11.16cm">
          <text:p/>
        </draw:line>
        <draw:custom-shape draw:style-name="gr8" draw:text-style-name="P1" draw:layer="layout" svg:width="10.16cm" svg:height="13.335cm" svg:x="8.6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9.89cm" svg:y="12.43cm">
          <text:p text:style-name="P1"><text:span text:style-name="T1">service</text:span></text:p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9.89cm" svg:y="16.24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9.89cm" svg:y="17.51cm">
          <text:p text:style-name="P1"><text:span text:style-name="T1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9.89cm" svg:y="18.78cm">
          <text:p text:style-name="P1"><text:span text:style-name="T1">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9.89cm" svg:y="14.97cm">
          <text:p text:style-name="P1"><text:span text:style-name="T1">op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1" draw:layer="layout" svg:x1="9.89cm" svg:y1="16.875cm" svg:x2="9.128cm" svg:y2="16.875cm">
          <text:p/>
        </draw:line>
        <draw:line draw:style-name="gr9" draw:text-style-name="P1" draw:layer="layout" svg:x1="9.89cm" svg:y1="18.145cm" svg:x2="9.128cm" svg:y2="18.145cm">
          <text:p/>
        </draw:line>
        <draw:line draw:style-name="gr9" draw:text-style-name="P1" draw:layer="layout" svg:x1="9.89cm" svg:y1="19.415cm" svg:x2="9.128cm" svg:y2="19.415cm">
          <text:p/>
        </draw:line>
        <draw:line draw:style-name="gr10" draw:text-style-name="P1" draw:layer="layout" svg:x1="9.128cm" svg:y1="19.415cm" svg:x2="9.128cm" svg:y2="15.605cm">
          <text:p/>
        </draw:line>
        <draw:line draw:style-name="gr10" draw:text-style-name="P1" draw:layer="layout" svg:x1="9.89cm" svg:y1="15.605cm" svg:x2="9.128cm" svg:y2="15.605cm">
          <text:p/>
        </draw:line>
        <draw:frame draw:style-name="gr11" draw:text-style-name="P4" draw:layer="layout" svg:width="3.048cm" svg:height="1.139cm" draw:transform="rotate (1.5707963267949) translate (8.69cm 11.127cm)">
          <draw:text-box>
            <text:p><text:span text:style-name="T1">provider</text:span></text:p>
          </draw:text-box>
        </draw:frame>
        <draw:line draw:style-name="gr12" draw:text-style-name="P1" draw:layer="layout" svg:x1="11.16cm" svg:y1="13.7cm" svg:x2="11.16cm" svg:y2="14.97cm">
          <text:p/>
        </draw:line>
        <draw:custom-shape draw:style-name="gr1" draw:text-style-name="P2" draw:layer="layout" svg:width="2.54cm" svg:height="1.27cm" svg:x="13.7cm" svg:y="12.43cm">
          <text:p text:style-name="P1"><text:span text:style-name="T1">customer</text:span></text:p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13.7cm" svg:y="16.24cm">
          <text:p text:style-name="P1"><text:span text:style-name="T1">ad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13.7cm" svg:y="17.51cm">
          <text:p text:style-name="P1"><text:span text:style-name="T1">b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13.7cm" svg:y="18.78cm">
          <text:p text:style-name="P1"><text:span text:style-name="T1">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13.7cm" svg:y="14.97cm">
          <text:p text:style-name="P1"><text:span text:style-name="T1">op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1" draw:layer="layout" svg:x1="13.7cm" svg:y1="16.875cm" svg:x2="12.938cm" svg:y2="16.875cm">
          <text:p/>
        </draw:line>
        <draw:line draw:style-name="gr9" draw:text-style-name="P1" draw:layer="layout" svg:x1="13.7cm" svg:y1="18.145cm" svg:x2="12.938cm" svg:y2="18.145cm">
          <text:p/>
        </draw:line>
        <draw:line draw:style-name="gr9" draw:text-style-name="P1" draw:layer="layout" svg:x1="13.7cm" svg:y1="19.415cm" svg:x2="12.938cm" svg:y2="19.415cm">
          <text:p/>
        </draw:line>
        <draw:line draw:style-name="gr10" draw:text-style-name="P1" draw:layer="layout" svg:x1="12.938cm" svg:y1="19.415cm" svg:x2="12.938cm" svg:y2="15.605cm">
          <text:p/>
        </draw:line>
        <draw:line draw:style-name="gr10" draw:text-style-name="P1" draw:layer="layout" svg:x1="13.7cm" svg:y1="15.605cm" svg:x2="12.938cm" svg:y2="15.605cm">
          <text:p/>
        </draw:line>
        <draw:line draw:style-name="gr12" draw:text-style-name="P1" draw:layer="layout" svg:x1="14.97cm" svg:y1="13.7cm" svg:x2="14.97cm" svg:y2="14.97cm">
          <text:p/>
        </draw:line>
        <draw:custom-shape draw:style-name="gr1" draw:text-style-name="P2" draw:layer="layout" svg:width="2.54cm" svg:height="1.27cm" svg:x="9.89cm" svg:y="8.62cm">
          <text:p text:style-name="P1"><text:span text:style-name="T1">front</text:span></text:p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14.97cm" svg:y="8.62cm">
          <text:p text:style-name="P1"><text:span text:style-name="T1">ex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16cm" svg:y1="10.525cm" svg:x2="12.43cm" svg:y2="10.525cm">
          <text:p/>
        </draw:line>
        <draw:custom-shape draw:style-name="gr1" draw:text-style-name="P5" draw:layer="layout" svg:width="2.54cm" svg:height="1.27cm" svg:x="2.27cm" svg:y="6.08cm">
          <text:p text:style-name="P1"><text:span text:style-name="T3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12.43cm" svg:y="9.89cm">
          <text:p text:style-name="P1"><text:span text:style-name="T1">op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1" draw:layer="layout" svg:x1="11.16cm" svg:y1="10.525cm" svg:x2="11.16cm" svg:y2="9.89cm">
          <text:p/>
        </draw:line>
        <draw:line draw:style-name="gr12" draw:text-style-name="P1" draw:layer="layout" svg:x1="11.16cm" svg:y1="11.668cm" svg:x2="11.16cm" svg:y2="12.43cm">
          <text:p/>
        </draw:line>
        <draw:line draw:style-name="gr12" draw:text-style-name="P1" draw:layer="layout" svg:x1="14.97cm" svg:y1="11.668cm" svg:x2="14.97cm" svg:y2="12.43cm">
          <text:p/>
        </draw:line>
        <draw:line draw:style-name="gr10" draw:text-style-name="P1" draw:layer="layout" svg:x1="11.16cm" svg:y1="11.668cm" svg:x2="14.97cm" svg:y2="11.668cm">
          <text:p/>
        </draw:line>
        <draw:line draw:style-name="gr10" draw:text-style-name="P1" draw:layer="layout" svg:x1="13.7cm" svg:y1="11.16cm" svg:x2="13.7cm" svg:y2="11.668cm">
          <text:p/>
        </draw:line>
        <draw:line draw:style-name="gr9" draw:text-style-name="P1" draw:layer="layout" svg:x1="16.875cm" svg:y1="9.89cm" svg:x2="16.875cm" svg:y2="20.812cm">
          <text:p/>
        </draw:line>
        <draw:line draw:style-name="gr10" draw:text-style-name="P1" draw:layer="layout" svg:x1="16.875cm" svg:y1="20.812cm" svg:x2="11.16cm" svg:y2="20.812cm">
          <text:p/>
        </draw:line>
        <draw:line draw:style-name="gr10" draw:text-style-name="P1" draw:layer="layout" svg:x1="11.16cm" svg:y1="20.05cm" svg:x2="11.16cm" svg:y2="20.812cm">
          <text:p/>
        </draw:line>
        <draw:line draw:style-name="gr10" draw:text-style-name="P1" draw:layer="layout" svg:x1="14.97cm" svg:y1="20.05cm" svg:x2="14.97cm" svg:y2="20.812cm">
          <text:p/>
        </draw:line>
        <draw:line draw:style-name="gr13" draw:text-style-name="P1" draw:layer="layout" svg:x1="3.54cm" svg:y1="6.08cm" svg:x2="3.54cm" svg:y2="4.81cm">
          <text:p/>
        </draw:line>
        <draw:line draw:style-name="gr14" draw:text-style-name="P1" draw:layer="layout" svg:x1="2.778cm" svg:y1="7.35cm" svg:x2="2.778cm" svg:y2="22.59cm">
          <text:p/>
        </draw:line>
        <draw:line draw:style-name="gr15" draw:text-style-name="P1" draw:layer="layout" svg:x1="2.778cm" svg:y1="22.59cm" svg:x2="17.383cm" svg:y2="22.59cm">
          <text:p/>
        </draw:line>
        <draw:line draw:style-name="gr15" draw:text-style-name="P1" draw:layer="layout" svg:x1="17.383cm" svg:y1="9.89cm" svg:x2="17.383cm" svg:y2="22.59cm">
          <text:p/>
        </draw:line>
        <draw:line draw:style-name="gr15" draw:text-style-name="P1" draw:layer="layout" svg:x1="6.08cm" svg:y1="17.51cm" svg:x2="6.08cm" svg:y2="22.59cm">
          <text:p/>
        </draw:line>
        <draw:line draw:style-name="gr12" draw:text-style-name="P1" draw:layer="layout" svg:x1="6.08cm" svg:y1="6.715cm" svg:x2="6.08cm" svg:y2="8.62cm">
          <text:p/>
        </draw:line>
        <draw:line draw:style-name="gr10" draw:text-style-name="P1" draw:layer="layout" svg:x1="8.62cm" svg:y1="6.715cm" svg:x2="11.16cm" svg:y2="6.715cm">
          <text:p/>
        </draw:line>
        <draw:line draw:style-name="gr12" draw:text-style-name="P1" draw:layer="layout" svg:x1="11.16cm" svg:y1="6.715cm" svg:x2="11.16cm" svg:y2="8.62cm">
          <text:p/>
        </draw:line>
        <draw:line draw:style-name="gr16" draw:text-style-name="P1" draw:layer="layout" svg:x1="2.778cm" svg:y1="1.889cm" svg:x2="2.778cm" svg:y2="3.54cm">
          <text:p/>
        </draw:line>
        <draw:frame draw:style-name="gr17" draw:layer="layout" svg:width="2.667cm" svg:height="1.012cm" svg:x="1.635cm" svg:y="1cm">
          <draw:text-box>
            <text:p>START</text:p>
          </draw:text-box>
        </draw:frame>
        <draw:custom-shape draw:style-name="gr1" draw:text-style-name="P1" draw:layer="layout" svg:width="3.81cm" svg:height="1.27cm" svg:x="13.7cm" svg:y="23.86cm">
          <text:p text:style-name="P1">Directory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8" draw:text-style-name="P1" draw:layer="layout" svg:x1="8.112cm" svg:y1="12.938cm" svg:x2="8.112cm" svg:y2="23.352cm">
          <text:p/>
        </draw:line>
        <draw:line draw:style-name="gr18" draw:text-style-name="P1" draw:layer="layout" svg:x1="12.684cm" svg:y1="16.748cm" svg:x2="12.684cm" svg:y2="23.352cm">
          <text:p/>
        </draw:line>
        <draw:line draw:style-name="gr18" draw:text-style-name="P1" draw:layer="layout" svg:x1="16.621cm" svg:y1="16.748cm" svg:x2="16.621cm" svg:y2="23.352cm">
          <text:p/>
        </draw:line>
        <draw:line draw:style-name="gr18" draw:text-style-name="P1" draw:layer="layout" svg:x1="12.684cm" svg:y1="16.748cm" svg:x2="12.43cm" svg:y2="16.748cm">
          <text:p/>
        </draw:line>
        <draw:line draw:style-name="gr18" draw:text-style-name="P1" draw:layer="layout" svg:x1="12.43cm" svg:y1="18.145cm" svg:x2="12.684cm" svg:y2="18.145cm">
          <text:p/>
        </draw:line>
        <draw:line draw:style-name="gr18" draw:text-style-name="P1" draw:layer="layout" svg:x1="16.24cm" svg:y1="16.748cm" svg:x2="16.621cm" svg:y2="16.748cm">
          <text:p/>
        </draw:line>
        <draw:line draw:style-name="gr18" draw:text-style-name="P1" draw:layer="layout" svg:x1="16.24cm" svg:y1="18.145cm" svg:x2="16.621cm" svg:y2="18.145cm">
          <text:p/>
        </draw:line>
        <draw:line draw:style-name="gr18" draw:text-style-name="P1" draw:layer="layout" svg:x1="7.35cm" svg:y1="12.938cm" svg:x2="8.112cm" svg:y2="12.938cm">
          <text:p/>
        </draw:line>
        <draw:line draw:style-name="gr18" draw:text-style-name="P1" draw:layer="layout" svg:x1="7.35cm" svg:y1="14.208cm" svg:x2="8.112cm" svg:y2="14.208cm">
          <text:p/>
        </draw:line>
        <draw:line draw:style-name="gr18" draw:text-style-name="P1" draw:layer="layout" svg:x1="7.35cm" svg:y1="15.605cm" svg:x2="8.112cm" svg:y2="15.605cm">
          <text:p/>
        </draw:line>
        <draw:line draw:style-name="gr18" draw:text-style-name="P1" draw:layer="layout" svg:x1="16.621cm" svg:y1="23.352cm" svg:x2="8.112cm" svg:y2="23.352cm">
          <text:p/>
        </draw:line>
        <draw:line draw:style-name="gr19" draw:text-style-name="P1" draw:layer="layout" svg:x1="12.684cm" svg:y1="24.495cm" svg:x2="13.7cm" svg:y2="24.495cm">
          <text:p/>
        </draw:line>
        <draw:line draw:style-name="gr18" draw:text-style-name="P1" draw:layer="layout" svg:x1="12.684cm" svg:y1="23.352cm" svg:x2="12.684cm" svg:y2="24.495cm">
          <text:p/>
        </draw:line>
        <draw:frame draw:style-name="gr20" draw:layer="layout" svg:width="3.937cm" svg:height="1.673cm" svg:x="14.843cm" svg:y="0.978cm">
          <draw:text-box>
            <text:p>UX FLOW</text:p>
            <text:p>DIAGRAM</text:p>
          </draw:text-box>
        </draw:frame>
      </draw:page>
      <draw:page draw:name="page2" draw:style-name="dp1" draw:master-page-name="Default">
        <draw:custom-shape draw:style-name="gr21" draw:text-style-name="P2" draw:layer="layout" svg:width="2.54cm" svg:height="1.27cm" svg:x="7.35cm" svg:y="3.54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27cm" svg:x="11.16cm" svg:y="3.54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27cm" svg:x="7.35cm" svg:y="6.08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27cm" svg:x="7.35cm" svg:y="9.89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27cm" svg:x="14.97cm" svg:y="3.54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.16cm" svg:height="1.27cm" draw:transform="rotate (1.5707963267949) translate (4.81cm 13.7cm)">
          <text:p text:style-name="P1">array of node pointers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54cm" svg:height="1.27cm" svg:x="11.16cm" svg:y="11.16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08cm" svg:y1="4.175cm" svg:x2="7.35cm" svg:y2="4.175cm">
          <text:p/>
        </draw:line>
        <draw:line draw:style-name="gr22" draw:text-style-name="P1" draw:layer="layout" svg:x1="9.907cm" svg:y1="4.098cm" svg:x2="11.177cm" svg:y2="4.098cm">
          <text:p/>
        </draw:line>
        <draw:line draw:style-name="gr22" draw:text-style-name="P1" draw:layer="layout" svg:x1="13.7cm" svg:y1="4.048cm" svg:x2="14.97cm" svg:y2="4.048cm">
          <text:p/>
        </draw:line>
        <draw:line draw:style-name="gr22" draw:text-style-name="P1" draw:layer="layout" svg:x1="6.08cm" svg:y1="6.715cm" svg:x2="7.35cm" svg:y2="6.715cm">
          <text:p/>
        </draw:line>
        <draw:line draw:style-name="gr22" draw:text-style-name="P1" draw:layer="layout" svg:x1="6.08cm" svg:y1="10.525cm" svg:x2="7.35cm" svg:y2="10.525cm">
          <text:p/>
        </draw:line>
        <draw:line draw:style-name="gr22" draw:text-style-name="P1" draw:layer="layout" svg:x1="9.89cm" svg:y1="11.795cm" svg:x2="11.16cm" svg:y2="11.795cm">
          <text:p/>
        </draw:line>
        <draw:custom-shape draw:style-name="gr21" draw:text-style-name="P1" draw:layer="layout" svg:width="12.7cm" svg:height="1.27cm" svg:x="4.81cm" svg:y="14.97cm">
          <text:p text:style-name="P1">hash function &amp; control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5.24cm" svg:height="15.24cm" svg:x="3.54cm" svg:y="2.27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5.599cm" svg:y1="14.948cm" svg:x2="5.599cm" svg:y2="13.678cm">
          <text:p/>
        </draw:line>
        <draw:custom-shape draw:style-name="gr21" draw:text-style-name="P2" draw:layer="layout" svg:width="2.54cm" svg:height="1.27cm" svg:x="7.35cm" svg:y="11.16cm">
          <text:p text:style-name="P1"><text:span text:style-name="T1">entry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08cm" svg:y1="11.795cm" svg:x2="7.35cm" svg:y2="11.795cm">
          <text:p/>
        </draw:line>
        <draw:custom-shape draw:style-name="gr25" draw:text-style-name="P1" draw:layer="layout" svg:width="3.81cm" svg:height="1.27cm" svg:x="3.54cm" svg:y="18.78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6.588cm" svg:y1="18.78cm" svg:x2="6.588cm" svg:y2="16.24cm">
          <text:p/>
        </draw:line>
        <draw:line draw:style-name="gr27" draw:text-style-name="P1" draw:layer="layout" svg:x1="5.064cm" svg:y1="13.7cm" svg:x2="5.064cm" svg:y2="14.97cm">
          <text:p/>
        </draw:line>
        <draw:line draw:style-name="gr27" draw:text-style-name="P1" draw:layer="layout" svg:x1="5.699cm" svg:y1="16.24cm" svg:x2="5.699cm" svg:y2="18.78cm">
          <text:p/>
        </draw:line>
        <draw:custom-shape draw:style-name="gr8" draw:text-style-name="P1" draw:layer="layout" svg:width="13.843cm" svg:height="11.303cm" svg:x="4.302cm" svg:y="3.032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5.461cm" svg:height="1.162cm" svg:x="12.049cm" svg:y="13.173cm">
          <draw:text-box>
            <text:p>internal structure</text:p>
          </draw:text-box>
        </draw:frame>
        <draw:frame draw:style-name="gr29" draw:layer="layout" svg:width="8.382cm" svg:height="1.673cm" svg:x="10.398cm" svg:y="18.399cm">
          <draw:text-box>
            <text:p>DIRECTORY STRUCTURE DIAGRAM</text:p>
          </draw:text-box>
        </draw:frame>
      </draw:page>
      <draw:page draw:name="page3" draw:style-name="dp1" draw:master-page-name="Default">
        <draw:custom-shape draw:style-name="gr25" draw:text-style-name="P6" draw:layer="layout" svg:width="2.561cm" svg:height="1.27cm" draw:transform="rotate (1.5707963267949) translate (2.27cm 16.24cm)">
          <text:p text:style-name="P1"><text:span text:style-name="T4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.53cm" svg:height="1.27cm" draw:transform="rotate (1.5707963267949) translate (4.81cm 16.199cm)">
          <text:p text:style-name="P1"><text:span text:style-name="T4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.53cm" svg:height="1.27cm" draw:transform="rotate (1.5707963267949) translate (7.35cm 16.209cm)">
          <text:p text:style-name="P1"><text:span text:style-name="T4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6.35cm" svg:height="1.27cm" svg:x="2.27cm" svg:y="11.153cm">
          <text:p text:style-name="P1"><text:span text:style-name="T4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6.35cm" svg:height="6.35cm" draw:transform="rotate (1.5707963267949) translate (2.27cm 9.859cm)">
          <text:p text:style-name="P1"><text:span text:style-name="T4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7.112cm" svg:height="14.351cm" svg:x="1.889cm" svg:y="2.27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.67cm" svg:y1="13.699cm" svg:x2="2.67cm" svg:y2="12.429cm">
          <text:p/>
        </draw:line>
        <draw:line draw:style-name="gr26" draw:text-style-name="P1" draw:layer="layout" svg:x1="5.445cm" svg:y1="13.669cm" svg:x2="5.445cm" svg:y2="12.399cm">
          <text:p/>
        </draw:line>
        <draw:line draw:style-name="gr26" draw:text-style-name="P1" draw:layer="layout" svg:x1="7.604cm" svg:y1="13.7cm" svg:x2="7.604cm" svg:y2="12.43cm">
          <text:p/>
        </draw:line>
        <draw:line draw:style-name="gr26" draw:text-style-name="P1" draw:layer="layout" svg:x1="3.54cm" svg:y1="11.16cm" svg:x2="3.54cm" svg:y2="9.89cm">
          <text:p/>
        </draw:line>
        <draw:line draw:style-name="gr31" draw:text-style-name="P1" draw:layer="layout" svg:x1="8.239cm" svg:y1="12.43cm" svg:x2="8.239cm" svg:y2="13.7cm">
          <text:p/>
        </draw:line>
        <draw:frame draw:style-name="gr11" draw:text-style-name="P7" draw:layer="layout" svg:width="6.731cm" svg:height="1.139cm" svg:x="2.143cm" svg:y="2.397cm">
          <draw:text-box>
            <text:p><text:span text:style-name="T5">directory</text:span></text:p>
          </draw:text-box>
        </draw:frame>
        <draw:line draw:style-name="gr27" draw:text-style-name="P1" draw:layer="layout" svg:x1="7.35cm" svg:y1="9.89cm" svg:x2="7.35cm" svg:y2="11.16cm">
          <text:p/>
        </draw:line>
        <draw:line draw:style-name="gr31" draw:text-style-name="P1" draw:layer="layout" svg:x1="3.286cm" svg:y1="13.7cm" svg:x2="3.286cm" svg:y2="12.43cm">
          <text:p/>
        </draw:line>
        <draw:frame draw:style-name="gr32" draw:layer="layout" svg:width="4.953cm" svg:height="2.663cm" svg:x="9.89cm" svg:y="2.27cm">
          <draw:text-box>
            <text:p>DIRECTORY ACCESS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4:39:11.598310348</meta:creation-date>
    <dc:date>2016-05-08T22:58:07.041151182</dc:date>
    <meta:editing-duration>PT3H32M58S</meta:editing-duration>
    <meta:editing-cycles>13</meta:editing-cycles>
    <meta:generator>LibreOffice/4.2.8.2$Linux_X86_64 LibreOffice_project/420m0$Build-2</meta:generator>
    <meta:document-statistic meta:object-count="130"/>
  </office:meta>
</office:document-meta>
</file>